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98E000006B8A13E32B014BACB61.png" manifest:media-type="image/png"/>
  <manifest:file-entry manifest:full-path="Pictures/100002010000098E000006B8F5FCF8A358FB17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solid" draw:fill-color="#eeeeee" draw:textarea-vertical-align="top" draw:auto-grow-height="false" draw:fit-to-size="false" fo:min-height="8.693cm" fo:min-width="10.307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solid" draw:fill-color="#eeeeee" draw:textarea-vertical-align="top" draw:auto-grow-height="false" draw:fit-to-size="false" fo:min-height="8.693cm" fo:min-width="10.307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solid" draw:fill-color="#bf9000" draw:textarea-vertical-align="top" draw:auto-grow-height="false" draw:fit-to-size="false" fo:min-height="11.36cm" fo:min-width="10.779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solid" draw:fill-color="#eeeeee" draw:textarea-vertical-align="top" draw:auto-grow-height="false" draw:fit-to-size="false" fo:min-height="8.269cm" fo:min-width="10.307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solid" draw:fill-color="#eeeeee" draw:textarea-vertical-align="top" draw:auto-grow-height="false" draw:fit-to-size="false" fo:min-height="8.269cm" fo:min-width="17.892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eeeeee" draw:textarea-vertical-align="top" draw:auto-grow-height="false" draw:fit-to-size="false" fo:min-height="8.269cm" fo:min-width="15.821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solid" draw:fill-color="#eeeeee" draw:textarea-vertical-align="top" draw:auto-grow-height="false" draw:fit-to-size="false" fo:min-height="5.81cm" fo:min-width="10.779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solid" draw:fill-color="#bf9000" draw:textarea-vertical-align="top" draw:auto-grow-height="false" draw:fit-to-size="shrink-to-fit" fo:min-height="1.878cm" fo:min-width="17.078cm" fo:padding-top="0.254cm" fo:padding-bottom="0.254cm" fo:padding-left="0.254cm" fo:padding-right="0.254cm" fo:wrap-option="wrap"/>
    </style:style>
    <style:style style:name="gr10" style:family="graphic" style:parent-style-name="textbody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2" style:family="paragraph">
      <style:paragraph-properties fo:text-align="start"/>
      <style:text-properties fo:font-size="14pt"/>
    </style:style>
    <style:style style:name="P3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4" style:family="paragraph">
      <loext:graphic-properties draw:fill="solid" draw:fill-color="#eeeeee"/>
      <style:paragraph-properties fo:text-align="start" style:font-independent-line-spacing="true"/>
      <style:text-properties fo:font-size="20pt" style:font-size-asian="18pt" style:font-size-complex="18pt"/>
    </style:style>
    <style:style style:name="P5" style:family="paragraph">
      <loext:graphic-properties draw:fill="solid" draw:fill-color="#bf9000"/>
      <style:paragraph-properties fo:text-align="start" style:font-independent-line-spacing="true"/>
      <style:text-properties fo:font-size="14pt"/>
    </style:style>
    <style:style style:name="P6" style:family="paragraph">
      <style:paragraph-properties fo:text-align="start"/>
      <style:text-properties fo:font-size="20pt" style:font-size-asian="36pt" style:font-size-complex="36pt"/>
    </style:style>
    <style:style style:name="P7" style:family="paragraph">
      <loext:graphic-properties draw:fill="solid" draw:fill-color="#eeeeee"/>
      <style:paragraph-properties fo:text-align="start" style:font-independent-line-spacing="true"/>
      <style:text-properties fo:font-size="20pt" style:font-size-asian="36pt" style:font-size-complex="36pt"/>
    </style:style>
    <style:style style:name="P8" style:family="paragraph">
      <style:text-properties fo:font-size="20pt"/>
    </style:style>
    <style:style style:name="P9" style:family="paragraph">
      <loext:graphic-properties draw:fill="none" draw:fill-color="#ffffff"/>
      <style:text-properties fo:font-size="20pt"/>
    </style:style>
    <style:style style:name="T1" style:family="text">
      <style:text-properties fo:font-size="20pt" style:font-size-asian="18pt" style:font-size-complex="18pt"/>
    </style:style>
    <style:style style:name="T2" style:family="text">
      <style:text-properties fo:font-size="16pt" style:font-size-asian="22pt" style:font-size-complex="22pt"/>
    </style:style>
    <style:style style:name="T3" style:family="text">
      <style:text-properties fo:font-size="20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presentation:notes draw:style-name="dp2">
          <draw:page-thumbnail draw:name="Google Shape;51;p:notes" draw:style-name="gr1" draw:layer="layout" svg:width="13.545cm" svg:height="9.524cm" svg:x="2.753cm" svg:y="1.905cm" draw:page-number="1" presentation:class="page"/>
          <draw:frame draw:name="Google Shape;52;p:notes" presentation:style-name="pr1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5f_AND_5f_BODY" presentation:presentation-page-layout-name="AL2T1">
        <draw:custom-shape draw:name="Google Shape;58;p14" draw:style-name="gr2" draw:text-style-name="P3" draw:layer="layout" svg:width="10.814cm" svg:height="9.2cm" svg:x="1.194cm" svg:y="7.373cm">
          <text:p text:style-name="P2"><text:span text:style-name="T1"><text:a xlink:href="https://github.com/AdrianMolecule/pipetteholder/wiki" xlink:type="simple">All the assembly info is here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4" draw:style-name="gr2" draw:text-style-name="P4" draw:layer="layout" svg:width="10.814cm" svg:height="9.2cm" svg:x="13.768cm" svg:y="7.373cm">
          <text:p text:style-name="P2"><text:span text:style-name="T1"><text:a xlink:href="https://github.com/AdrianMolecule/pipetteholder/blob/master/bom.txt" xlink:type="simple">Bill of material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;p14" draw:style-name="gr3" draw:text-style-name="P3" draw:layer="layout" svg:width="10.814cm" svg:height="9.2cm" svg:x="39.404cm" svg:y="7.3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;p14" draw:style-name="gr3" draw:text-style-name="P3" draw:layer="layout" svg:width="10.814cm" svg:height="9.2cm" svg:x="52.328cm" svg:y="7.3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14" draw:style-name="gr4" draw:text-style-name="P5" draw:layer="layout" svg:width="11.286cm" svg:height="11.867cm" svg:x="26.586cm" svg:y="7.4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4" draw:style-name="gr3" draw:text-style-name="P3" draw:layer="layout" svg:width="10.814cm" svg:height="9.2cm" svg:x="39.404cm" svg:y="19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4" draw:style-name="gr3" draw:text-style-name="P3" draw:layer="layout" svg:width="10.814cm" svg:height="9.2cm" svg:x="52.328cm" svg:y="19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;p14" draw:style-name="gr5" draw:text-style-name="P3" draw:layer="layout" svg:width="10.814cm" svg:height="8.776cm" svg:x="52.328cm" svg:y="31.6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;p14" draw:style-name="gr5" draw:text-style-name="P3" draw:layer="layout" svg:width="10.814cm" svg:height="8.776cm" svg:x="39.404cm" svg:y="31.6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4" draw:style-name="gr6" draw:text-style-name="P3" draw:layer="layout" svg:width="18.399cm" svg:height="8.776cm" svg:x="1.194cm" svg:y="31.675cm">
          <text:p text:style-name="P2"><text:span text:style-name="T2">3d printer</text:span></text:p>
          <text:p text:style-name="P2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4" draw:style-name="gr7" draw:text-style-name="P7" draw:layer="layout" svg:width="16.328cm" svg:height="8.776cm" svg:x="22.098cm" svg:y="31.242cm">
          <text:p text:style-name="P6"><text:span text:style-name="T3">https://cheapassscience.wordpress.com/category/pipette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p14" draw:style-name="gr8" draw:text-style-name="P3" draw:layer="layout" svg:width="11.286cm" svg:height="6.317cm" svg:x="26.586cm" svg:y="22.4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4" draw:style-name="gr9" draw:text-style-name="P5" draw:layer="layout" svg:width="17.585cm" svg:height="2.385cm" svg:x="46.041cm" svg:y="0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9" draw:layer="layout" svg:width="10.668cm" svg:height="1.038cm" svg:x="1.27cm" svg:y="19.812cm">
          <draw:text-box>
            <text:p text:style-name="P8"><text:a xlink:href="https://github.com/AdrianMolecule/pipetteholder" xlink:type="simple">code</text:a></text:p>
          </draw:text-box>
        </draw:frame>
        <draw:frame draw:style-name="gr10" draw:text-style-name="P9" draw:layer="layout" svg:width="10.668cm" svg:height="1.038cm" svg:x="13.97cm" svg:y="19.812cm">
          <draw:text-box>
            <text:p text:style-name="P8"><text:a xlink:href="https://github.com/AdrianMolecule/pipetteholder/blob/master/license.txt" xlink:type="simple">License</text:a></text:p>
          </draw:text-box>
        </draw:frame>
        <draw:frame draw:style-name="gr10" draw:text-style-name="P9" draw:layer="layout" svg:width="10.668cm" svg:height="1.038cm" svg:x="26.67cm" svg:y="22.584cm">
          <draw:text-box>
            <text:p text:style-name="P8"><text:a xlink:href="https://github.com/AdrianMolecule/pipetteholder" xlink:type="simple">code</text:a></text:p>
          </draw:text-box>
        </draw:frame>
        <draw:frame draw:style-name="gr10" draw:text-style-name="P9" draw:layer="layout" svg:width="10.668cm" svg:height="1.038cm" svg:x="52.328cm" svg:y="32.744cm">
          <draw:text-box>
            <text:p text:style-name="P8"><text:a xlink:href="https://github.com/AdrianMolecule/pipetteholder/wiki" xlink:type="simple">Docs</text:a></text:p>
          </draw:text-box>
        </draw:frame>
        <presentation:notes draw:style-name="dp2">
          <draw:page-thumbnail draw:name="Google Shape;55;g11e2920d64a_0_0:notes" draw:style-name="gr1" draw:layer="layout" svg:width="13.545cm" svg:height="9.524cm" svg:x="2.753cm" svg:y="1.905cm" draw:page-number="2" presentation:class="page"/>
          <draw:frame draw:name="Google Shape;56;g11e2920d64a_0_0:notes" presentation:style-name="pr2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draw:fill-image draw:name="msFillBitmap_20_1" draw:display-name="msFillBitmap 1" xlink:href="Pictures/100002010000098E000006B8A13E32B014BACB61.png" xlink:type="simple" xlink:show="embed" xlink:actuate="onLoad"/>
    <draw:fill-image draw:name="msFillBitmap_20_2" draw:display-name="msFillBitmap 2" xlink:href="Pictures/100002010000098E000006B8F5FCF8A358FB17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4.717cm" fo:page-height="45.50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fo:min-height="26.394cm" fo:padding-top="0.634cm" fo:padding-bottom="0.634cm" fo:padding-left="0.634cm" fo:padding-right="0.63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fo:min-height="26.394cm" fo:padding-top="0.634cm" fo:padding-bottom="0.634cm" fo:padding-left="0.634cm" fo:padding-right="0.63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25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2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25pt" fo:letter-spacing="normal" fo:font-style="normal" style:text-underline-style="none" fo:font-weight="normal" style:font-name-asian="Arial" style:font-size-asian="25pt" style:font-style-asian="normal" style:font-weight-asian="normal" style:font-name-complex="Arial" style:font-size-complex="2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60.304cm" svg:height="18.161cm" svg:x="2.206cm" svg:y="6.58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3.882cm" svg:height="3.481cm" svg:x="59.964cm" svg:y="41.259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58.244cm" svg:height="26.393cm" svg:x="3.235cm" svg:y="10.648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60.304cm" svg:height="5.066cm" svg:x="2.206cm" svg:y="3.937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60.304cm" svg:height="30.227cm" svg:x="2.206cm" svg:y="10.197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3.882cm" svg:height="3.481cm" svg:x="59.964cm" svg:y="41.259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3.544cm" svg:height="9.524cm" svg:x="2.752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2.2$Windows_X86_64 LibreOffice_project/22b09f6418e8c2d508a9eaf86b2399209b0990f4</meta:generator>
    <dc:date>2023-11-24T00:28:08.031000000</dc:date>
    <meta:editing-duration>PT19M19S</meta:editing-duration>
    <meta:editing-cycles>1</meta:editing-cycles>
    <meta:document-statistic meta:object-count="49"/>
  </office:meta>
</office:document-meta>
</file>